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atures to be Implemented – Final Push</text:p>
      <text:p text:style-name="Standard"/>
      <text:list xml:id="list3155799679489527189" text:style-name="L1">
        <text:list-item>
          <text:p text:style-name="P1">springs (prismatic joint and platform)</text:p>
        </text:list-item>
        <text:list-item>
          <text:p text:style-name="P1">conveyor belts</text:p>
        </text:list-item>
        <text:list-item>
          <text:p text:style-name="P1">disappearing platforms</text:p>
        </text:list-item>
        <text:list-item>
          <text:p text:style-name="P1">cannon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4T19:41:51.83</meta:creation-date>
    <dc:date>2019-11-25T17:27:49.53</dc:date>
    <meta:editing-duration>PT18H17M33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1" meta:paragraph-count="5" meta:word-count="21" meta:character-count="124"/>
  </office:meta>
</office:document-meta>
</file>